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1"/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5" style:family="paragraph" style:parent-style-name="Frame_20_contents">
      <style:paragraph-properties fo:text-align="center" style:justify-single-word="false"/>
      <style:text-properties style:font-name="Verdana"/>
    </style:style>
    <style:style style:name="P6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1"/>
    </style:style>
    <style:style style:name="T1" style:family="text">
      <style:text-properties style:font-name="Verdana"/>
    </style:style>
    <style:style style:name="T2" style:family="text">
      <style:text-properties style:font-name="Verdana" fo:font-size="7pt" fo:language="pt" fo:country="BR" style:font-size-asian="7pt" style:font-size-complex="7pt"/>
    </style:style>
    <style:style style:name="T3" style:family="text">
      <style:text-properties style:font-name="Verdana" fo:font-size="8pt" fo:language="pt" fo:country="BR" style:font-size-asian="8pt" style:font-size-complex="8pt"/>
    </style:style>
    <style:style style:name="T4" style:family="text">
      <style:text-properties fo:color="#000000"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.0299in" fo:border="0.06pt solid #000000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Quadro1" text:anchor-type="paragraph" svg:x="0in" svg:y="0in" svg:width="0.498in" svg:height="0.472in" draw:z-index="0"><draw:text-box><text:p text:style-name="P4">Doc.</text:p><text:p text:style-name="P5">5.2</text:p></draw:text-box></draw:frame><text:span text:style-name="T4">Especificação da LP Mindstorms em SysMPLES 2.0</text:span><text:span text:style-name="T5">:</text:span></text:p>
      <text:p text:style-name="P3">Treinamento</text:p>
      <text:h text:style-name="Heading_20_1" text:outline-level="1">Atividade</text:h>
      <text:p text:style-name="Text_20_body">Com base na descrição da LP Mindstorms (Doc 4.1) e <text:s/>nos conceitos da Abordagem SyMPLES v2.0 (Doc 3.3), identifique as possíveis variabilidades contidas no modelo abaixo de acordo com o seu julgamento:</text:p>
      <text:p text:style-name="Text_20_body"><draw:frame draw:style-name="fr2" draw:name="figuras1" text:anchor-type="paragraph" svg:width="7.3181in" svg:height="6.4799in" draw:z-index="1"><draw:image xlink:href="../img/roboMovel-blocks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pt" style:country-asian="BR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vertical-align="baseline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pt" style:country-asian="BR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language="pt" fo:country="BR" style:font-name-asian="Times New Roman1" style:font-name-complex="Times New Roman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fo:text-align="center" style:justify-single-word="false" fo:keep-with-next="always"/>
      <style:text-properties style:font-name="Arial" fo:font-size="14pt" fo:font-weight="bold" style:font-name-asian="MS Mincho" style:font-size-asian="14pt" style:font-weight-asian="bold" style:font-name-complex="Tahoma1" style:font-size-complex="14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name-complex="Tahoma1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 style:default-outline-level="">
      <style:paragraph-properties fo:orphans="2" fo:widows="2" style:vertical-align="auto" style:writing-mode="lr-tb"/>
      <style:text-properties style:use-window-font-color="true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fo:font-size="11pt" style:font-size-asian="11pt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prefix="UC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MT1" style:family="text">
      <style:text-properties style:font-name="Verdana" fo:font-size="7pt" fo:language="pt" fo:country="BR" style:font-size-asian="7pt" style:font-size-complex="7pt"/>
    </style:style>
    <style:style style:name="MT2" style:family="text">
      <style:text-properties style:font-name="Verdana" fo:font-size="8pt" fo:language="pt" fo:country="BR" style:font-size-asian="8pt" style:font-size-complex="8pt"/>
    </style:style>
    <style:style style:name="MT3" style:family="text">
      <style:text-properties style:font-name="Verdana"/>
    </style:style>
    <style:page-layout style:name="Mpm1">
      <style:page-layout-properties fo:page-width="8.5in" fo:page-height="11in" style:num-format="1" style:print-orientation="portrait" fo:margin-top="0.5909in" fo:margin-bottom="0.5in" fo:margin-left="0.5909in" fo:margin-right="0.5909in" style:writing-mode="lr-tb" style:layout-grid-color="#c0c0c0" style:layout-grid-lines="2516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oc 5.2 - Treinamento SyMPLES v2.0 - LP Mindstorms<text:tab/></text:span><text:span text:style-name="MT2"><text:tab/><text:tab/><text:tab/><text:tab/> <text:s text:c="3"/></text:span><text:span text:style-name="MT3"><text:page-number text:select-page="current">1</text:page-number></text:span></text:p>
        <text:p text:style-name="MP2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irk</meta:initial-creator>
    <dc:creator>Alisson Chiquitto</dc:creator>
    <meta:editing-cycles>158</meta:editing-cycles>
    <meta:print-date>2012-11-01T12:56:00</meta:print-date>
    <meta:creation-date>2013-10-25T18:11:00</meta:creation-date>
    <dc:date>2014-11-20T14:59:53</dc:date>
    <meta:editing-duration>PT7H26M31S</meta:editing-duration>
    <meta:generator>LibreOffice/3.5$Linux_X86_64 LibreOffice_project/350m1$Build-2</meta:generator>
    <meta:document-statistic meta:table-count="0" meta:image-count="1" meta:object-count="0" meta:page-count="1" meta:paragraph-count="8" meta:word-count="53" meta:character-count="335" meta:non-whitespace-character-count="27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